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13.85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2.506cm"/>
    </style:style>
    <style:style style:name="pr5" style:family="presentation" style:parent-style-name="Default-subtitle">
      <style:graphic-properties draw:fill-color="#ffffff" draw:textarea-vertical-align="top" fo:min-height="18.725cm"/>
    </style:style>
    <style:style style:name="pr6" style:family="presentation" style:parent-style-name="Default-subtitle">
      <style:graphic-properties draw:fill-color="#ffffff" draw:textarea-vertical-align="top" fo:min-height="13.927cm"/>
    </style:style>
    <style:style style:name="pr7" style:family="presentation" style:parent-style-name="Default-title">
      <style:graphic-properties fo:min-height="2.006cm"/>
    </style:style>
    <style:style style:name="pr8" style:family="presentation" style:parent-style-name="Default-subtitle">
      <style:graphic-properties draw:fill-color="#ffffff" draw:textarea-vertical-align="top" fo:min-height="17.5cm"/>
    </style:style>
    <style:style style:name="pr9" style:family="presentation" style:parent-style-name="Default-subtitle">
      <style:graphic-properties draw:fill-color="#ffffff" draw:textarea-vertical-align="top" fo:min-height="19.5cm"/>
    </style:style>
    <style:style style:name="pr10" style:family="presentation" style:parent-style-name="Default-title">
      <style:graphic-properties fo:min-height="3.366cm"/>
    </style:style>
    <style:style style:name="P1" style:family="paragraph">
      <style:paragraph-properties fo:text-align="start"/>
      <style:text-properties fo:font-size="32pt"/>
    </style:style>
    <style:style style:name="P2" style:family="paragraph">
      <style:text-properties fo:font-size="20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text-align="center"/>
      <style:text-properties fo:font-size="32pt"/>
    </style:style>
    <style:style style:name="P5" style:family="paragraph">
      <style:paragraph-properties fo:text-align="start"/>
      <style:text-properties fo:font-size="14pt" style:font-size-asian="14pt" style:font-size-complex="14pt"/>
    </style:style>
    <style:style style:name="T1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VERVIEW OF THE GAME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1. MUSTER YOUR FORCES</text:p>
            <text:p text:style-name="P1">2. CHOOSE A PITCHED BATTLE</text:p>
            <text:p text:style-name="P1">3. SET UP THE BATTLEFIELD</text:p>
            <text:p text:style-name="P1">4. DEPLOY ARMIES</text:p>
            <text:p text:style-name="P1">5. FIGHT! </text:p>
            <text:p text:style-name="P1">6. DETERMINE THE WINNER</text:p>
            <text:p text:style-name="P1"/>
            <text:p text:style-name="P1"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2.506cm" svg:x="1.5cm" svg:y="-0.006cm" presentation:class="title" presentation:user-transformed="true">
          <draw:text-box>
            <text:p>MODELS &amp; UNITS</text:p>
          </draw:text-box>
        </draw:frame>
        <draw:frame presentation:style-name="pr5" draw:text-style-name="P1" draw:layer="layout" svg:width="26.699cm" svg:height="18.725cm" svg:x="0.801cm" svg:y="2.275cm" presentation:class="subtitle" presentation:user-transformed="true">
          <draw:text-box>
            <text:p text:style-name="P1">CHARACTERISTICS OF MODELS</text:p>
            <text:p text:style-name="P1"/>
            <text:p text:style-name="P1">MOVEMENT ALLOWANCE (M)</text:p>
            <text:p text:style-name="P1">WEAPON SKILL (WS)</text:p>
            <text:p text:style-name="P1">BALLISTIC SKILL (BS) </text:p>
            <text:p text:style-name="P1">STRENGTH (S) </text:p>
            <text:p text:style-name="P1">TOUGHNESS (T) </text:p>
            <text:p text:style-name="P1">WOUNDS (W) </text:p>
            <text:p text:style-name="P1">INITIATIVE (I) </text:p>
            <text:p text:style-name="P1">ATTACKS (A)</text:p>
            <text:p text:style-name="P1">LEADERSHIP (Ld) </text:p>
            <text:p text:style-name="P1"/>
            <text:p text:style-name="P1">RULE:OTHER IMPORTANT INFORMATION (Type)</text:p>
            <text:p text:style-name="P1">RULE:CHARACTERISTICS OF ZERO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ENERAL PRINCIPLES</text:p>
          </draw:text-box>
        </draw:frame>
        <draw:frame presentation:style-name="pr6" draw:text-style-name="P1" draw:layer="layout" svg:width="27cm" svg:height="17.725cm" svg:x="0.5cm" svg:y="3.573cm" presentation:class="subtitle" presentation:user-transformed="true">
          <draw:text-box>
            <text:p text:style-name="P1">1. MEASURING DISTANCES </text:p>
            <text:p text:style-name="P1">2. DICE</text:p>
            <text:p text:style-name="P1">3. TEMPLATES and SCATTER</text:p>
            <text:p text:style-name="P1">4. CHARACTERISTIC TESTS</text:p>
            <text:p text:style-name="P1">5. AUTOMATIC PASS AND FAIL</text:p>
            <text:p text:style-name="P1">6. LEADERSHIP TESTS</text:p>
            <text:p text:style-name="P1">7. LINE OF SIGHT</text:p>
            <text:p text:style-name="P1">(Gernalisierung)</text:p>
            <text:p text:style-name="P1">BASIC RULES </text:p>
            <text:p text:style-name="P1">AND</text:p>
            <text:p text:style-name="P1">(Spezialisierung) </text:p>
            <text:p text:style-name="P1">ADVANCED RULES </text:p>
            <text:p text:style-name="P1"/>
            <text:p text:style-name="P1"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7" draw:text-style-name="P3" draw:layer="layout" svg:width="27.199cm" svg:height="2.533cm" svg:x="0.301cm" svg:y="0.231cm" presentation:class="title" presentation:user-transformed="true">
          <draw:text-box>
            <text:p text:style-name="P3"><text:span text:style-name="T1">THE TURN</text:span><text:span text:style-name="T2"><text:line-break/></text:span><text:span text:style-name="T2">THE TURN SEQUENCE</text:span>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TURN SUMMARY</text:p>
            <text:list text:style-name="L1">
              <text:list-item>
                <text:p text:style-name="P1">1. Movement Phase</text:p>
              </text:list-item>
              <text:list-item>
                <text:p text:style-name="P1">2. Magic Phase</text:p>
              </text:list-item>
              <text:list-item>
                <text:p text:style-name="P1">3. Shooting Phase</text:p>
              </text:list-item>
              <text:list-item>
                <text:p text:style-name="P1">4. Close Combat Phase</text:p>
              </text:list-item>
            </text:list>
            <text:p text:style-name="P1"/>
            <text:p text:style-name="P1"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7" draw:text-style-name="P3" draw:layer="layout" svg:width="27.199cm" svg:height="2.533cm" svg:x="0.301cm" svg:y="0.231cm" presentation:class="title" presentation:user-transformed="true">
          <draw:text-box>
            <text:p text:style-name="P3"><text:span text:style-name="T1">1.MOVEMENT</text:span><text:span text:style-name="T2"><text:line-break/></text:span><text:span text:style-name="T2">THE MOVEMENT PHASE SEQUENCE</text:span></text:p>
          </draw:text-box>
        </draw:frame>
        <draw:frame presentation:style-name="pr8" draw:text-style-name="P1" draw:layer="layout" svg:width="27cm" svg:height="24.012cm" svg:x="0.5cm" svg:y="3cm" presentation:class="subtitle" presentation:user-transformed="true">
          <draw:text-box>
            <text:p text:style-name="P1"><text:span text:style-name="T3">RULE: MOVING YOUR UNITS</text:span></text:p>
            <text:p text:style-name="P1"><text:span text:style-name="T3">RULE: MANOEUVRES (WEEL and REFORM)</text:span></text:p>
            <text:p text:style-name="P1"><text:span text:style-name="T3"/></text:p>
            <text:p text:style-name="P1"><text:span text:style-name="T3">MOVEMENT PHASE SUMMARY</text:span></text:p>
            <text:p text:style-name="P1"><text:span text:style-name="T3"/></text:p>
            <text:p text:style-name="P1"><text:span text:style-name="T3">1. Start of Turn</text:span></text:p>
            <text:p text:style-name="P1"><text:span text:style-name="T3">2. Charge</text:span></text:p>
            <text:p text:style-name="P1"><text:span text:style-name="T3"><text:tab/></text:span><text:span text:style-name="T3">CHARGE SUMMARY</text:span></text:p>
            <text:p text:style-name="P1"><text:span text:style-name="T3"><text:tab/></text:span><text:span text:style-name="T3"><text:tab/></text:span><text:span text:style-name="T3">i. Declare a charge.</text:span></text:p>
            <text:p text:style-name="P1"><text:span text:style-name="T3"><text:tab/></text:span><text:span text:style-name="T3"><text:tab/></text:span><text:span text:style-name="T3">ii. Resolve charge reaction.(HOLD and STAND+SHOOT and FLEE)</text:span></text:p>
            <text:p text:style-name="P1"><text:span text:style-name="T3"><text:tab/></text:span><text:span text:style-name="T3"><text:tab/></text:span><text:span text:style-name="T3">iii. Go back to step i, until all units you wish to charge have done so.</text:span></text:p>
            <text:p text:style-name="P1"><text:span text:style-name="T3"><text:tab/></text:span><text:span text:style-name="T3"><text:tab/></text:span><text:span text:style-name="T3">iv. Move all charging units, in any order you like. </text:span></text:p>
            <text:p text:style-name="P1"><text:span text:style-name="T3">3. Compulsory Moves</text:span></text:p>
            <text:p text:style-name="P1"><text:span text:style-name="T3"><text:tab/></text:span><text:span text:style-name="T3">RALLY FLEEING UNITS</text:span></text:p>
            <text:p text:style-name="P1"><text:span text:style-name="T3"><text:tab/></text:span><text:span text:style-name="T3">MOVE FLEEING UNITS</text:span></text:p>
            <text:p text:style-name="P1"><text:span text:style-name="T3"><text:tab/></text:span><text:span text:style-name="T3">OTHER COMPULSORY MOVES</text:span></text:p>
            <text:p text:style-name="P1"><text:span text:style-name="T3">4. Remaining Moves</text:span></text:p>
            <text:p text:style-name="P1"><text:tab/><text:span text:style-name="T3">MOVING YOUR UNITS</text:span></text:p>
            <text:p text:style-name="P1"><text:span text:style-name="T3"><text:tab/></text:span><text:span text:style-name="T3"><text:tab/></text:span><text:span text:style-name="T3">MOVING BACKWARDS or MOVING SIDEWAYS</text:span></text:p>
            <text:p text:style-name="P1"><text:span text:style-name="T3"><text:tab/></text:span><text:span text:style-name="T3"><text:tab/></text:span><text:span text:style-name="T3">MARCHING and RULE:ENEMY SIGHTED!</text:span></text:p>
            <text:p text:style-name="P1"/>
            <text:p text:style-name="P1"/>
            <text:p text:style-name="P1"><text:tab/></text:p>
            <text:p text:style-name="P1"/>
            <text:p text:style-name="P1"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7" draw:text-style-name="P3" draw:layer="layout" svg:width="27.199cm" svg:height="2.533cm" svg:x="0.301cm" svg:y="0.231cm" presentation:class="title" presentation:user-transformed="true">
          <draw:text-box>
            <text:p text:style-name="P3"><text:span text:style-name="T1">2.MAGIC</text:span><text:span text:style-name="T2"><text:line-break/></text:span><text:span text:style-name="T2">MAGIC SUMMARY</text:span></text:p>
          </draw:text-box>
        </draw:frame>
        <draw:frame presentation:style-name="pr8" draw:text-style-name="P1" draw:layer="layout" svg:width="27cm" svg:height="17.5cm" svg:x="0.5cm" svg:y="3cm" presentation:class="subtitle" presentation:user-transformed="true">
          <draw:text-box>
            <text:p text:style-name="P1"><text:span text:style-name="T2">1. ROLL FOR WINDS OF MAGIC </text:span></text:p>
            <text:p text:style-name="P1"><text:span text:style-name="T2">2. CAST</text:span></text:p>
            <text:p text:style-name="P1"><text:span text:style-name="T2">3. DISPEL </text:span></text:p>
            <text:p text:style-name="P1"><text:span text:style-name="T2">4. SPELL RESOLUTION</text:span></text:p>
            <text:p text:style-name="P1"><text:span text:style-name="T2">5. NEXT SPELL</text:span></text:p>
            <text:p text:style-name="P1"><text:tab/></text:p>
            <text:p text:style-name="P1"/>
            <text:p text:style-name="P1"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7" draw:text-style-name="P3" draw:layer="layout" svg:width="27.199cm" svg:height="2.533cm" svg:x="0.301cm" svg:y="0.231cm" presentation:class="title" presentation:user-transformed="true">
          <draw:text-box>
            <text:p text:style-name="P3"><text:span text:style-name="T1">3.SHOOTING</text:span><text:span text:style-name="T2"><text:line-break/></text:span><text:span text:style-name="T2">SHOOTING SUMMARY</text:span></text:p>
          </draw:text-box>
        </draw:frame>
        <draw:frame presentation:style-name="pr8" draw:text-style-name="P1" draw:layer="layout" svg:width="27cm" svg:height="17.5cm" svg:x="0.5cm" svg:y="3cm" presentation:class="subtitle" presentation:user-transformed="true">
          <draw:text-box>
            <text:p text:style-name="P1"><text:span text:style-name="T2">1. NOMINATE UNIT TO SHOOT </text:span></text:p>
            <text:p text:style-name="P1"><text:span text:style-name="T2">2. CHOOSE A TARGET</text:span></text:p>
            <text:p text:style-name="P1"><text:span text:style-name="T2"><text:tab/></text:span><text:span text:style-name="T2"> </text:span><text:span text:style-name="T2">Check the shooter can see the target</text:span></text:p>
            <text:p text:style-name="P1"><text:span text:style-name="T2"><text:tab/></text:span><text:span text:style-name="T2"> </text:span><text:span text:style-name="T2">Check the target is in range of the weapon</text:span></text:p>
            <text:p text:style-name="P1"><text:span text:style-name="T2">3. ROLL TO HIT</text:span></text:p>
            <text:p text:style-name="P1"><text:span text:style-name="T2"><text:tab/></text:span><text:span text:style-name="T2"> </text:span><text:span text:style-name="T2">Shooting modifiers</text:span></text:p>
            <text:p text:style-name="P1"><text:span text:style-name="T2">4. ROLL TO WOUND</text:span></text:p>
            <text:p text:style-name="P1"><text:span text:style-name="T2">5. TAKE SAVING THROWS</text:span></text:p>
            <text:p text:style-name="P1"><text:span text:style-name="T2">6. REMOVE CASUALTIES</text:span></text:p>
            <text:p text:style-name="P1"><text:tab/></text:p>
            <text:p text:style-name="P1"/>
            <text:p text:style-name="P1"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7" draw:text-style-name="P3" draw:layer="layout" svg:width="27.199cm" svg:height="2.533cm" svg:x="0.301cm" svg:y="0.231cm" presentation:class="title" presentation:user-transformed="true">
          <draw:text-box>
            <text:p text:style-name="P3"><text:span text:style-name="T1">4.CLOSE COMBAT</text:span><text:span text:style-name="T2"><text:line-break/></text:span><text:span text:style-name="T2">CLOSE COMBAT SUMMARY</text:span></text:p>
          </draw:text-box>
        </draw:frame>
        <draw:frame presentation:style-name="pr9" draw:text-style-name="P1" draw:layer="layout" svg:width="27cm" svg:height="19.5cm" svg:x="1cm" svg:y="3cm" presentation:class="subtitle" presentation:user-transformed="true">
          <draw:text-box>
            <text:p text:style-name="P1"><text:span text:style-name="T4">1. FIGHT A ROUND OF CLOSE COMBAT</text:span></text:p>
            <text:p text:style-name="P1"><text:span text:style-name="T4"><text:tab/></text:span><text:span text:style-name="T4"> </text:span><text:span text:style-name="T4">Who can strike?</text:span></text:p>
            <text:p text:style-name="P1"><text:span text:style-name="T4"><text:tab/></text:span><text:span text:style-name="T4"> </text:span><text:span text:style-name="T4">How many attacks?</text:span></text:p>
            <text:p text:style-name="P1"><text:span text:style-name="T4"><text:tab/></text:span><text:span text:style-name="T4"> </text:span><text:span text:style-name="T4">Striking order</text:span></text:p>
            <text:p text:style-name="P1"><text:span text:style-name="T4"><text:tab/></text:span><text:span text:style-name="T4"> </text:span><text:span text:style-name="T4">Roll to hit</text:span></text:p>
            <text:p text:style-name="P1"><text:span text:style-name="T4"><text:tab/></text:span><text:span text:style-name="T4"> </text:span><text:span text:style-name="T4">Roll to wound</text:span></text:p>
            <text:p text:style-name="P1"><text:span text:style-name="T4"><text:tab/></text:span><text:span text:style-name="T4"> </text:span><text:span text:style-name="T4">Saving throws</text:span></text:p>
            <text:p text:style-name="P1"><text:span text:style-name="T4"><text:tab/></text:span><text:span text:style-name="T4"> </text:span><text:span text:style-name="T4">Remove casualties</text:span></text:p>
            <text:p text:style-name="P1"><text:span text:style-name="T4">2. CALCULATE CLOSE COMBAT RESULT</text:span></text:p>
            <text:p text:style-name="P1"><text:span text:style-name="T4"><text:tab/></text:span><text:span text:style-name="T4"> </text:span><text:span text:style-name="T4">Combat Result bonuses</text:span></text:p>
            <text:p text:style-name="P1"><text:span text:style-name="T4"><text:tab/></text:span><text:span text:style-name="T4"> </text:span><text:span text:style-name="T4">Who’s the winner?</text:span></text:p>
            <text:p text:style-name="P1"><text:span text:style-name="T4">3. LOSER TAKES A BREAK TEST</text:span></text:p>
            <text:p text:style-name="P1"><text:span text:style-name="T4"><text:tab/></text:span><text:span text:style-name="T4"> </text:span><text:span text:style-name="T4">Taking a Break test</text:span></text:p>
            <text:p text:style-name="P1"><text:span text:style-name="T4"><text:tab/></text:span><text:span text:style-name="T4"> </text:span><text:span text:style-name="T4">Combat reform</text:span></text:p>
            <text:p text:style-name="P1"><text:span text:style-name="T4">4. FLEE AND PURSUE</text:span></text:p>
            <text:p text:style-name="P1"><text:span text:style-name="T4"><text:tab/></text:span><text:span text:style-name="T4"> </text:span><text:span text:style-name="T4">Restrain or pursue</text:span></text:p>
            <text:p text:style-name="P1"><text:span text:style-name="T4"><text:tab/></text:span><text:span text:style-name="T4"> </text:span><text:span text:style-name="T4">Roll flee distance</text:span></text:p>
            <text:p text:style-name="P1"><text:span text:style-name="T4"><text:tab/></text:span><text:span text:style-name="T4"> </text:span><text:span text:style-name="T4">Roll pursuit distance</text:span></text:p>
            <text:p text:style-name="P1"><text:span text:style-name="T4"><text:tab/></text:span><text:span text:style-name="T4"> </text:span><text:span text:style-name="T4">Caught!</text:span></text:p>
            <text:p text:style-name="P1"><text:span text:style-name="T4"><text:tab/></text:span><text:span text:style-name="T4"> </text:span><text:span text:style-name="T4">Move fleeing unit</text:span></text:p>
            <text:p text:style-name="P1"><text:span text:style-name="T4"><text:tab/></text:span><text:span text:style-name="T4"> </text:span><text:span text:style-name="T4">Restraining units reform</text:span></text:p>
            <text:p text:style-name="P1"><text:span text:style-name="T4"><text:tab/></text:span><text:span text:style-name="T4"> </text:span><text:span text:style-name="T4">Move pursuers </text:span></text:p>
            <text:p text:style-name="P1"><text:tab/></text:p>
            <text:p text:style-name="P1"/>
            <text:p text:style-name="P1"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0" draw:text-style-name="P3" draw:layer="layout" svg:width="27.5cm" svg:height="3.366cm" svg:x="0cm" svg:y="-0.366cm" presentation:class="title" presentation:user-transformed="true">
          <draw:text-box>
            <text:p text:style-name="P3"><text:span text:style-name="T1">ADDITIONAL RULES</text:span><text:span text:style-name="T2"><text:line-break/></text:span><text:span text:style-name="T2"/></text:p>
          </draw:text-box>
        </draw:frame>
        <draw:frame presentation:style-name="pr9" draw:text-style-name="P4" draw:layer="layout" svg:width="27.5cm" svg:height="19.5cm" svg:x="0cm" svg:y="1.5cm" presentation:class="subtitle" presentation:user-transformed="true">
          <draw:text-box>
            <text:p text:style-name="P4"><text:span text:style-name="T3"/></text:p>
            <text:p text:style-name="P4">PANIC</text:p>
            <text:p text:style-name="P4">SPECIAL RULES</text:p>
            <text:p text:style-name="P4">TROOP TYPES</text:p>
            <text:p text:style-name="P4">WEAPONS</text:p>
            <text:p text:style-name="P4">COMMAND GROUPS</text:p>
            <text:p text:style-name="P4">WAR MACHINES</text:p>
            <text:p text:style-name="P4">BATTLEFIELD TERRAIN</text:p>
            <text:p text:style-name="P4">CHOOSING YOUR ARMY</text:p>
            <text:p text:style-name="P4">ALLIED ARMIES</text:p>
            <text:p text:style-name="P4">FIGHTING A BATTLE</text:p>
            <text:p text:style-name="P4">THE LORES OF MAGIC</text:p>
            <text:p text:style-name="P4">MAGIC ITEMS</text:p>
            <text:p text:style-name="P4"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0" draw:text-style-name="P3" draw:layer="layout" svg:width="27.5cm" svg:height="3.366cm" svg:x="-1cm" svg:y="-0.366cm" presentation:class="title" presentation:user-transformed="true">
          <draw:text-box>
            <text:p text:style-name="P3"><text:span text:style-name="T1">WHFB BASE SIZE CHART</text:span><text:span text:style-name="T2"><text:line-break/></text:span><text:span text:style-name="T2"/></text:p>
          </draw:text-box>
        </draw:frame>
        <draw:frame presentation:style-name="pr9" draw:text-style-name="P5" draw:layer="layout" svg:width="27.5cm" svg:height="19.5cm" svg:x="0cm" svg:y="1.5cm" presentation:class="subtitle" presentation:user-transformed="true">
          <draw:text-box>
            <text:p text:style-name="P5"><text:span text:style-name="T5"/></text:p>
            <text:p text:style-name="P5"><text:span text:style-name="T5">Characters</text:span></text:p>
            <text:p text:style-name="P5"><text:span text:style-name="T5">Beastlord</text:span><text:span text:style-name="T5"><text:tab/></text:span><text:span text:style-name="T5">&amp;</text:span><text:span text:style-name="T5"><text:tab/></text:span><text:span text:style-name="T5">Wargor</text:span><text:span text:style-name="T5"><text:tab/></text:span><text:span text:style-name="T5"><text:tab/>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25x25mm</text:span><text:span text:style-name="T5"><text:tab/></text:span></text:p>
            <text:p text:style-name="P5"><text:span text:style-name="T5">Great</text:span><text:span text:style-name="T5"><text:tab/></text:span><text:span text:style-name="T5">Bray</text:span><text:span text:style-name="T5"><text:tab/></text:span><text:span text:style-name="T5">&amp;</text:span><text:span text:style-name="T5"><text:tab/></text:span><text:span text:style-name="T5">Shaman</text:span><text:span text:style-name="T5"><text:tab/></text:span><text:span text:style-name="T5">Bray</text:span><text:span text:style-name="T5"><text:tab/></text:span><text:span text:style-name="T5">Shaman</text:span><text:span text:style-name="T5"><text:tab/></text:span><text:span text:style-name="T5"><text:tab/></text:span><text:span text:style-name="T5"> </text:span><text:span text:style-name="T5"><text:tab/></text:span><text:span text:style-name="T5"> 25x25mm</text:span><text:span text:style-name="T5"><text:tab/></text:span></text:p>
            <text:p text:style-name="P5"><text:span text:style-name="T5">Doombull</text:span><text:span text:style-name="T5"><text:tab/></text:span><text:span text:style-name="T5">&amp;</text:span><text:span text:style-name="T5"><text:tab/></text:span><text:span text:style-name="T5">Gorebull</text:span><text:span text:style-name="T5"><text:tab/>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40x40mm</text:span><text:span text:style-name="T5"><text:tab/></text:span></text:p>
            <text:p text:style-name="P5"><text:span text:style-name="T5">Special Characters</text:span></text:p>
            <text:p text:style-name="P5"><text:span text:style-name="T5">Gorthor</text:span><text:span text:style-name="T5"><text:tab/></text:span><text:span text:style-name="T5">(when</text:span><text:span text:style-name="T5"><text:tab/></text:span><text:span text:style-name="T5">not</text:span><text:span text:style-name="T5"><text:tab/></text:span><text:span text:style-name="T5">on</text:span><text:span text:style-name="T5"><text:tab/></text:span><text:span text:style-name="T5">chariot)</text:span><text:span text:style-name="T5"><text:tab/>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25x25mm</text:span><text:span text:style-name="T5"><text:tab/></text:span></text:p>
            <text:p text:style-name="P5"><text:span text:style-name="T5">Khazrak,</text:span><text:span text:style-name="T5"><text:tab/></text:span><text:span text:style-name="T5">Malagor,</text:span><text:span text:style-name="T5"><text:tab/></text:span><text:span text:style-name="T5">Slugtongue</text:span><text:span text:style-name="T5"><text:tab/></text:span><text:span text:style-name="T5">&amp;</text:span><text:span text:style-name="T5"><text:tab/></text:span><text:span text:style-name="T5">Moonclaw</text:span><text:span text:style-name="T5"><text:tab/></text:span><text:span text:style-name="T5"><text:tab/></text:span><text:span text:style-name="T5"> 25x25mm</text:span><text:span text:style-name="T5"><text:tab/></text:span></text:p>
            <text:p text:style-name="P5"><text:span text:style-name="T5">Taurox</text:span><text:span text:style-name="T5"><text:tab/></text:span><text:span text:style-name="T5">&amp;</text:span><text:span text:style-name="T5"><text:tab/></text:span><text:span text:style-name="T5">Morghur</text:span><text:span text:style-name="T5"><text:tab/>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<text:tab/></text:span><text:span text:style-name="T5">40x40mm</text:span><text:span text:style-name="T5"><text:tab/></text:span></text:p>
            <text:p text:style-name="P5"><text:span text:style-name="T5">Ungrol</text:span><text:span text:style-name="T5"><text:tab/>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<text:tab/></text:span><text:span text:style-name="T5"><text:tab/></text:span><text:span text:style-name="T5">20x20mm</text:span><text:span text:style-name="T5"><text:tab/></text:span></text:p>
            <text:p text:style-name="P5"><text:span text:style-name="T5">Ghorros</text:span><text:span text:style-name="T5"><text:tab/></text:span><text:span text:style-name="T5">&amp;</text:span><text:span text:style-name="T5"><text:tab/></text:span><text:span text:style-name="T5">Umbralok(Moonclaw's</text:span><text:span text:style-name="T5"><text:tab/></text:span><text:span text:style-name="T5">mount)</text:span><text:span text:style-name="T5"><text:tab/></text:span><text:span text:style-name="T5"><text:tab/></text:span><text:span text:style-name="T5"> </text:span><text:span text:style-name="T5"><text:tab/></text:span><text:span text:style-name="T5">25x50mm</text:span><text:span text:style-name="T5"><text:tab/></text:span></text:p>
            <text:p text:style-name="P5"><text:span text:style-name="T5">Core</text:span></text:p>
            <text:p text:style-name="P5"><text:span text:style-name="T5">Chaos</text:span><text:span text:style-name="T5"><text:tab/></text:span><text:span text:style-name="T5">Warhounds</text:span><text:span text:style-name="T5"><text:tab/>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25x50mm</text:span><text:span text:style-name="T5"><text:tab/></text:span></text:p>
            <text:p text:style-name="P5"><text:span text:style-name="T5">Gor</text:span><text:span text:style-name="T5"><text:tab/></text:span><text:span text:style-name="T5">Herd</text:span><text:span text:style-name="T5"><text:tab/>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<text:tab/></text:span><text:span text:style-name="T5"><text:tab/></text:span><text:span text:style-name="T5">25x25mm</text:span><text:span text:style-name="T5"><text:tab/></text:span></text:p>
            <text:p text:style-name="P5"><text:span text:style-name="T5">Tuskgor</text:span><text:span text:style-name="T5"><text:tab/></text:span><text:span text:style-name="T5">Chariot</text:span><text:span text:style-name="T5"><text:tab/>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<text:tab/></text:span><text:span text:style-name="T5">50x100mm</text:span><text:span text:style-name="T5"><text:tab/></text:span></text:p>
            <text:p text:style-name="P5"><text:span text:style-name="T5">Ungor</text:span><text:span text:style-name="T5"><text:tab/></text:span><text:span text:style-name="T5">Herd</text:span><text:span text:style-name="T5"><text:tab/>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<text:tab/></text:span><text:span text:style-name="T5">20x20mm</text:span><text:span text:style-name="T5"><text:tab/></text:span></text:p>
            <text:p text:style-name="P5"><text:span text:style-name="T5">Ungor</text:span><text:span text:style-name="T5"><text:tab/></text:span><text:span text:style-name="T5">Raiders</text:span><text:span text:style-name="T5"><text:tab/>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<text:tab/></text:span><text:span text:style-name="T5">20x20mm</text:span><text:span text:style-name="T5"><text:tab/></text:span></text:p>
            <text:p text:style-name="P5"><text:span text:style-name="T5">Special</text:span></text:p>
            <text:p text:style-name="P5"><text:span text:style-name="T5">Bestigor</text:span><text:span text:style-name="T5"><text:tab/></text:span><text:span text:style-name="T5">Herd</text:span><text:span text:style-name="T5"><text:tab/>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<text:tab/></text:span><text:span text:style-name="T5"><text:tab/></text:span><text:span text:style-name="T5">25x25mm</text:span><text:span text:style-name="T5"><text:tab/></text:span></text:p>
            <text:p text:style-name="P5"><text:span text:style-name="T5">Centigors</text:span><text:span text:style-name="T5"><text:tab/>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<text:tab/></text:span><text:span text:style-name="T5"><text:tab/></text:span><text:span text:style-name="T5">25x50mm</text:span><text:span text:style-name="T5"><text:tab/></text:span></text:p>
            <text:p text:style-name="P5"><text:span text:style-name="T5">Harpies</text:span><text:span text:style-name="T5"><text:tab/>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<text:tab/></text:span><text:span text:style-name="T5"><text:tab/></text:span><text:span text:style-name="T5">20x20mm</text:span><text:span text:style-name="T5"><text:tab/></text:span></text:p>
            <text:p text:style-name="P5"><text:span text:style-name="T5">Minotaurs</text:span><text:span text:style-name="T5"><text:tab/>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<text:tab/></text:span><text:span text:style-name="T5"><text:tab/></text:span><text:span text:style-name="T5">40x40mm</text:span><text:span text:style-name="T5"><text:tab/></text:span></text:p>
            <text:p text:style-name="P5"><text:span text:style-name="T5">Razorgor</text:span><text:span text:style-name="T5"><text:tab/></text:span><text:span text:style-name="T5">Chariot</text:span><text:span text:style-name="T5"><text:tab/>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<text:tab/></text:span><text:span text:style-name="T5">50x100mm</text:span><text:span text:style-name="T5"><text:tab/></text:span></text:p>
            <text:p text:style-name="P5"><text:span text:style-name="T5">Razorgors</text:span><text:span text:style-name="T5"><text:tab/>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<text:tab/></text:span><text:span text:style-name="T5"><text:tab/></text:span><text:span text:style-name="T5">50x50mm</text:span><text:span text:style-name="T5"><text:tab/></text:span></text:p>
            <text:p text:style-name="P5"><text:span text:style-name="T5">Rare</text:span></text:p>
            <text:p text:style-name="P5"><text:span text:style-name="T5">Cygor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<text:tab/></text:span><text:span text:style-name="T5"><text:tab/></text:span><text:span text:style-name="T5">50x100mm</text:span><text:span text:style-name="T5"><text:tab/></text:span></text:p>
            <text:p text:style-name="P5"><text:span text:style-name="T5">Ghorgon</text:span><text:span text:style-name="T5"><text:tab/>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<text:tab/></text:span><text:span text:style-name="T5"><text:tab/></text:span><text:span text:style-name="T5">50x100mm</text:span><text:span text:style-name="T5"><text:tab/></text:span></text:p>
            <text:p text:style-name="P5"><text:span text:style-name="T5">Giant</text:span><text:span text:style-name="T5"><text:tab/>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<text:tab/></text:span><text:span text:style-name="T5"><text:tab/></text:span><text:span text:style-name="T5">50x75mm</text:span><text:span text:style-name="T5"><text:tab/></text:span></text:p>
            <text:p text:style-name="P5"><text:span text:style-name="T5">Jabberslythe</text:span><text:span text:style-name="T5"><text:tab/>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<text:tab/></text:span><text:span text:style-name="T5"><text:tab/></text:span><text:span text:style-name="T5">50x100mm</text:span><text:span text:style-name="T5"><text:tab/></text:span></text:p>
            <text:p text:style-name="P5"><text:span text:style-name="T5">Spawn</text:span><text:span text:style-name="T5"><text:tab/></text:span><text:span text:style-name="T5">of</text:span><text:span text:style-name="T5"><text:tab/></text:span><text:span text:style-name="T5">Chaos</text:span><text:span text:style-name="T5"><text:tab/>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40x40mm</text:span><text:span text:style-name="T5"><text:tab/></text:span></text:p>
            <text:p text:style-name="P5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50M48S</meta:editing-duration>
    <meta:editing-cycles>9</meta:editing-cycles>
    <meta:generator>OpenOffice/4.1.15$Win32 OpenOffice.org_project/4115m2$Build-9813</meta:generator>
    <dc:date>2024-07-26T01:27:55.71</dc:date>
    <meta:document-statistic meta:object-count="61"/>
  </office:meta>
</office:document-meta>
</file>